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1.972cm"/>
    </style:style>
    <style:style style:name="co8" style:family="table-column">
      <style:table-column-properties fo:break-before="auto" style:column-width="1.344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0.492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0.852cm"/>
    </style:style>
    <style:style style:name="co14" style:family="table-column">
      <style:table-column-properties fo:break-before="auto" style:column-width="2.198cm"/>
    </style:style>
    <style:style style:name="co15" style:family="table-column">
      <style:table-column-properties fo:break-before="auto" style:column-width="1.884cm"/>
    </style:style>
    <style:style style:name="co16" style:family="table-column">
      <style:table-column-properties fo:break-before="auto" style:column-width="2.5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17cm" fo:break-before="auto" style:use-optimal-row-height="false"/>
    </style:style>
    <style:style style:name="ro3" style:family="table-row">
      <style:table-row-properties style:row-height="2.471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0.704cm" fo:break-before="auto" style:use-optimal-row-height="false"/>
    </style:style>
    <style:style style:name="ro6" style:family="table-row">
      <style:table-row-properties style:row-height="2.062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4.782cm" fo:break-before="auto" style:use-optimal-row-height="false"/>
    </style:style>
    <style:style style:name="ro10" style:family="table-row">
      <style:table-row-properties style:row-height="4.168cm" fo:break-before="auto" style:use-optimal-row-height="false"/>
    </style:style>
    <style:style style:name="ro11" style:family="table-row">
      <style:table-row-properties style:row-height="2.82cm" fo:break-before="auto" style:use-optimal-row-height="false"/>
    </style:style>
    <style:style style:name="ro12" style:family="table-row">
      <style:table-row-properties style:row-height="0.437cm" fo:break-before="auto" style:use-optimal-row-height="false"/>
    </style:style>
    <style:style style:name="ro13" style:family="table-row">
      <style:table-row-properties style:row-height="1.797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0.437cm" fo:break-before="page" style:use-optimal-row-height="false"/>
    </style:style>
    <style:style style:name="ro16" style:family="table-row">
      <style:table-row-properties style:row-height="3.552cm" fo:break-before="auto" style:use-optimal-row-height="false"/>
    </style:style>
    <style:style style:name="ro17" style:family="table-row">
      <style:table-row-properties style:row-height="3.027cm" fo:break-before="auto" style:use-optimal-row-height="false"/>
    </style:style>
    <style:style style:name="ro18" style:family="table-row">
      <style:table-row-properties style:row-height="3.239cm" fo:break-before="auto" style:use-optimal-row-height="false"/>
    </style:style>
    <style:style style:name="ro19" style:family="table-row">
      <style:table-row-properties style:row-height="3.159cm" fo:break-before="auto" style:use-optimal-row-height="false"/>
    </style:style>
    <style:style style:name="ro20" style:family="table-row">
      <style:table-row-properties style:row-height="2.291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729cm" fo:break-before="auto" style:use-optimal-row-height="false"/>
    </style:style>
    <style:style style:name="ro23" style:family="table-row">
      <style:table-row-properties style:row-height="1.942cm" fo:break-before="auto" style:use-optimal-row-height="false"/>
    </style:style>
    <style:style style:name="ro24" style:family="table-row">
      <style:table-row-properties style:row-height="1.623cm" fo:break-before="auto" style:use-optimal-row-height="false"/>
    </style:style>
    <style:style style:name="ro25" style:family="table-row">
      <style:table-row-properties style:row-height="1.446cm" fo:break-before="page" style:use-optimal-row-height="false"/>
    </style:style>
    <style:style style:name="ro26" style:family="table-row">
      <style:table-row-properties style:row-height="3.597cm" fo:break-before="auto" style:use-optimal-row-height="false"/>
    </style:style>
    <style:style style:name="ro27" style:family="table-row">
      <style:table-row-properties style:row-height="0.487cm" fo:break-before="auto" style:use-optimal-row-height="false"/>
    </style:style>
    <style:style style:name="ro28" style:family="table-row">
      <style:table-row-properties style:row-height="0.085cm" fo:break-before="auto" style:use-optimal-row-height="false"/>
    </style:style>
    <style:style style:name="ro29" style:family="table-row">
      <style:table-row-properties style:row-height="0.884cm" fo:break-before="auto" style:use-optimal-row-height="false"/>
    </style:style>
    <style:style style:name="ro30" style:family="table-row">
      <style:table-row-properties style:row-height="1.413cm" fo:break-before="auto" style:use-optimal-row-height="false"/>
    </style:style>
    <style:style style:name="ro31" style:family="table-row">
      <style:table-row-properties style:row-height="1.233cm" fo:break-before="auto" style:use-optimal-row-height="false"/>
    </style:style>
    <style:style style:name="ro32" style:family="table-row">
      <style:table-row-properties style:row-height="1.711cm" fo:break-before="auto" style:use-optimal-row-height="false"/>
    </style:style>
    <style:style style:name="ro33" style:family="table-row">
      <style:table-row-properties style:row-height="1.228cm" fo:break-before="auto" style:use-optimal-row-height="false"/>
    </style:style>
    <style:style style:name="ro34" style:family="table-row">
      <style:table-row-properties style:row-height="2.676cm" fo:break-before="auto" style:use-optimal-row-height="false"/>
    </style:style>
    <style:style style:name="ro35" style:family="table-row">
      <style:table-row-properties style:row-height="1.316cm" fo:break-before="auto" style:use-optimal-row-height="false"/>
    </style:style>
    <style:style style:name="ro36" style:family="table-row">
      <style:table-row-properties style:row-height="2.895cm" fo:break-before="auto" style:use-optimal-row-height="false"/>
    </style:style>
    <style:style style:name="ro37" style:family="table-row">
      <style:table-row-properties style:row-height="2.544cm" fo:break-before="auto" style:use-optimal-row-height="false"/>
    </style:style>
    <style:style style:name="ro38" style:family="table-row">
      <style:table-row-properties style:row-height="1.535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1.815cm" fo:break-before="auto" style:use-optimal-row-height="false"/>
    </style:style>
    <style:style style:name="ro41" style:family="table-row">
      <style:table-row-properties style:row-height="1.42cm" fo:break-before="auto" style:use-optimal-row-height="false"/>
    </style:style>
    <style:style style:name="ro42" style:family="table-row">
      <style:table-row-properties style:row-height="0.658cm" fo:break-before="auto" style:use-optimal-row-height="false"/>
    </style:style>
    <style:style style:name="ro43" style:family="table-row">
      <style:table-row-properties style:row-height="1.009cm" fo:break-before="auto" style:use-optimal-row-height="false"/>
    </style:style>
    <style:style style:name="ro44" style:family="table-row">
      <style:table-row-properties style:row-height="0.921cm" fo:break-before="auto" style:use-optimal-row-height="false"/>
    </style:style>
    <style:style style:name="ro45" style:family="table-row">
      <style:table-row-properties style:row-height="0.7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ff0000" style:font-name="Calibri" fo:font-size="8pt" style:font-name-asian="Calibri" style:font-size-asian="8pt" style:font-name-complex="Calibri" style:font-size-complex="8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8pt" style:font-name-asian="Calibri" style:font-size-asian="8pt" style:font-name-complex="Calibri" style:font-size-complex="8pt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7pt" style:font-name-asian="Calibri" style:font-size-asian="7pt" style:font-name-complex="Calibri" style:font-size-complex="7pt"/>
    </style:style>
    <style:style style:name="ce6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7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9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0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1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2" style:family="table-cell" style:parent-style-name="Excel_20_Built-in_20_Normal" style:data-style-name="N8000">
      <style:table-cell-properties fo:background-color="transparent" fo:border="0.002cm solid #000000" style:vertical-align="automatic"/>
      <style:text-properties style:font-name="Calibri" fo:font-size="8pt" style:font-name-asian="Calibri" style:font-size-asian="8pt" style:font-name-complex="Calibri" style:font-size-complex="8pt"/>
    </style:style>
    <style:style style:name="ce13" style:family="table-cell" style:parent-style-name="Default" style:data-style-name="N0">
      <style:table-cell-properties fo:background-color="transparent" fo:border="0.002cm solid #000000"/>
      <style:text-properties fo:font-size="8pt" style:font-size-asian="8pt" style:font-size-complex="8pt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fo:color="#ff0000" style:font-name="Calibri" fo:font-size="8pt" style:font-name-asian="Calibri" style:font-size-asian="8pt" style:font-name-complex="Calibri" style:font-size-complex="8pt"/>
    </style:style>
    <style:style style:name="ce15" style:family="table-cell" style:parent-style-name="Excel_20_Built-in_20_Normal" style:data-style-name="N8000">
      <style:table-cell-properties fo:background-color="transparent" fo:border="0.018cm solid #000000" style:vertical-align="automatic"/>
      <style:text-properties style:font-name="Calibri" fo:font-size="8pt" style:font-name-asian="Calibri" style:font-size-asian="8pt" style:font-name-complex="Calibri" style:font-size-complex="8pt"/>
    </style:style>
    <style:style style:name="ce16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 fo:margin-left="0cm"/>
      <style:text-properties style:font-name="Calibri" fo:font-size="8pt" style:font-name-asian="Calibri" style:font-size-asian="8pt" style:font-name-complex="Calibri" style:font-size-complex="8pt"/>
    </style:style>
    <style:style style:name="ce20" style:family="table-cell" style:parent-style-name="Excel_20_Built-in_20_Normal" style:data-style-name="N8000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8pt" fo:font-style="italic" fo:text-shadow="none" style:text-underline-style="none" fo:font-weight="normal" style:font-name-asian="Calibri" style:font-size-asian="8pt" style:font-style-asian="italic" style:font-weight-asian="normal" style:font-name-complex="Calibri" style:font-size-complex="8pt" style:font-style-complex="italic" style:font-weight-complex="normal"/>
    </style:style>
    <style:style style:name="T4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8" style:family="text">
      <style:text-properties fo:color="#000000" style:text-outline="false" style:text-line-through-style="none" style:font-name="Calibri" fo:font-size="9pt" fo:font-style="italic" fo:text-shadow="none" style:text-underline-style="none" fo:font-weight="normal" style:font-name-asian="Calibri" style:font-size-asian="9pt" style:font-style-asian="italic" style:font-weight-asian="normal" style:font-name-complex="Calibri" style:font-size-complex="9pt" style:font-style-complex="italic" style:font-weight-complex="normal"/>
    </style:style>
    <style:style style:name="T9" style:family="text">
      <style:text-properties fo:color="#000000"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ASSI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2">
            <text:p>ENTITÀ</text:p>
          </table:table-cell>
          <table:covered-table-cell table:number-columns-repeated="2" table:style-name="ce3"/>
          <table:table-cell table:style-name="ce2" office:value-type="string" table:number-columns-spanned="3" table:number-rows-spanned="2">
            <text:p>DESCRIZIONE</text:p>
          </table:table-cell>
          <table:covered-table-cell table:number-columns-repeated="2" table:style-name="ce3"/>
          <table:table-cell table:style-name="ce2" office:value-type="string" table:number-columns-spanned="3" table:number-rows-spanned="2">
            <text:p>ATTRIBUTI</text:p>
          </table:table-cell>
          <table:covered-table-cell table:number-columns-repeated="2" table:style-name="ce3"/>
          <table:table-cell table:style-name="ce2" office:value-type="string" table:number-columns-spanned="3" table:number-rows-spanned="2">
            <text:p>IDENTIFICATORE</text:p>
          </table:table-cell>
          <table:covered-table-cell table:number-columns-repeated="2" table:style-name="ce3"/>
          <table:table-cell table:number-columns-repeated="1011"/>
        </table:table-row>
        <table:table-row table:style-name="ro1">
          <table:table-cell/>
          <table:covered-table-cell table:number-columns-repeated="12" table:style-name="ce3"/>
          <table:table-cell table:number-columns-repeated="1011"/>
        </table:table-row>
        <table:table-row table:style-name="ro2">
          <table:table-cell/>
          <table:table-cell table:style-name="ce4" office:value-type="string" table:number-columns-spanned="3" table:number-rows-spanned="3">
            <text:p>TURN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Momento in cui i giocatori</text:p>
            <text:p>possono effettuare azioni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Turno</text:span><text:span text:style-name="T2">(</text:span><text:span text:style-name="T3">INT</text:span><text:span text:style-name="T2">): chiave di identificazione del turno. </text:span><text:span text:style-name="T1">Giro</text:span><text:span text:style-name="T2">(</text:span><text:span text:style-name="T3">INT</text:span><text:span text:style-name="T2">): momento in cui il singolo giocatore può effettuare azioni. </text:span><text:span text:style-name="T1">idGiocatore</text:span><text:span text:style-name="T2">(</text:span><text:span text:style-name="T3">INT</text:span><text:span text:style-name="T2">): chiave che identifica il giocatore. </text:span><text:span text:style-name="T1">idPartita</text:span><text:span text:style-name="T2">(</text:span><text:span text:style-name="T3">INT</text:span><text:span text:style-name="T2">): chiave che identifica la partita in cui viene effettuato il turn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Turno</text:p>
          </table:table-cell>
          <table:covered-table-cell table:number-columns-repeated="2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3" table:number-rows-spanned="3">
            <text:p>SCAMB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Azione di gioco in cui i giocatori</text:p>
            <text:p>barattano le proprie risorse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</text:span><text:span text:style-name="T2">(</text:span><text:span text:style-name="T3">INT</text:span><text:span text:style-name="T2">): chiave identificativa dello scambio. <text:s/></text:span><text:span text:style-name="T1">idScambioPorto</text:span><text:span text:style-name="T2">(</text:span><text:span text:style-name="T3">INT</text:span><text:span text:style-name="T2">): chiave che indica la specializzazione "scambio porto" dello scambio effettuato.</text:span></text:p>
            <text:p><text:span text:style-name="T1">idScambioGioco</text:span><text:span text:style-name="T2">(</text:span><text:span text:style-name="T3">INT</text:span><text:span text:style-name="T2">): chiave che indica la specializzazione "scambio gioco" dello scambio effettuato. </text:span><text:span text:style-name="T1">idTurno</text:span><text:span text:style-name="T2">(</text:span><text:span text:style-name="T3">INT</text:span><text:span text:style-name="T2">): chiave che identifica il turno in cui viene effettuato lo scambio.</text:span><text:span text:style-name="T1"> idScambioGiocatore</text:span><text:span text:style-name="T2">(</text:span><text:span text:style-name="T3">INT</text:span><text:span text:style-name="T2">): chiave che identifica la specializzazione "scambio giocatore" dello scambio effettu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</text:p>
          </table:table-cell>
          <table:covered-table-cell table:number-columns-repeated="2" table:style-name="ce3"/>
          <table:table-cell table:number-columns-repeated="1011"/>
        </table:table-row>
        <table:table-row table:style-name="ro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SCAMBIPORT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o di scambio effettuato</text:p>
            <text:p>in un port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Porto</text:span><text:span text:style-name="T2">(</text:span><text:span text:style-name="T3">INT</text:span><text:span text:style-name="T2">): chiave che identifica lo scambio di tipo porto effettuato.</text:span></text:p>
            <text:p><text:span text:style-name="T2"><text:s/></text:span><text:span text:style-name="T1">idEsagonoPorto</text:span><text:span text:style-name="T2">(</text:span><text:span text:style-name="T3">INT</text:span><text:span text:style-name="T2">): chiave che identifica l'esagono porto in cui viene effettuato lo scambio por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Porto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table-cell table:style-name="ce4" office:value-type="string" table:number-columns-spanned="3" table:number-rows-spanned="3">
            <text:p>SCAMBIGIOC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scambi effettuati con il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Gioco</text:span><text:span text:style-name="T2">(</text:span><text:span text:style-name="T3">INT</text:span><text:span text:style-name="T2">):chiave che identifica</text:span></text:p>
            <text:p><text:span text:style-name="T2">lo scambio di tipo porto effettu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Gioco</text:p>
          </table:table-cell>
          <table:covered-table-cell table:number-columns-repeated="2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6">
          <table:table-cell/>
          <table:table-cell table:style-name="ce4" office:value-type="string" table:number-columns-spanned="3" table:number-rows-spanned="3">
            <text:p>SCAMBIGIOCATOR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o di scambio effettuato con un altro giocatore della partita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Giocatore</text:span><text:span text:style-name="T2">(</text:span><text:span text:style-name="T3">INT</text:span><text:span text:style-name="T2">): chiave che identifica lo scambio di tipo porto effettuato.</text:span></text:p>
            <text:p><text:span text:style-name="T1">idGiocatore</text:span><text:span text:style-name="T2">(</text:span><text:span text:style-name="T3">INT</text:span><text:span text:style-name="T2">): chiave che identifica il giocatore coinvolto nello scambio di tipo giocator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Giocatore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</text:p>
          </table:table-cell>
          <table:covered-table-cell table:number-columns-repeated="2" table:style-name="ce3"/>
          <table:table-cell table:style-name="ce4" office:value-type="string" table:number-columns-spanned="3" table:number-rows-spanned="3">
            <text:p>Materiale di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</text:span><text:span text:style-name="T2">(</text:span><text:span text:style-name="T3">INT</text:span><text:span text:style-name="T2">): chiave che identifica una carta del gioco. </text:span><text:span text:style-name="T1">idCartaRisorsa</text:span><text:span text:style-name="T2">(</text:span><text:span text:style-name="T3">INT</text:span><text:span text:style-name="T2">): chiave che indica la specializzazione "risorse" della carta.</text:span></text:p>
            <text:p><text:span text:style-name="T1">idCartaSviluppo</text:span><text:span text:style-name="T2">(</text:span><text:span text:style-name="T3">INT</text:span><text:span text:style-name="T2">): chiave che idica la specializzazione "sviluppo" della carta. </text:span><text:span text:style-name="T1">idGiocatore</text:span><text:span text:style-name="T2">(</text:span><text:span text:style-name="T3">INT</text:span><text:span text:style-name="T2">): indica il giocatore possessore della determinata cart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CARTERISORSA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i di carte che rappresentano</text:p>
            <text:p>le risorse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Risorsa</text:span><text:span text:style-name="T2">(</text:span><text:span text:style-name="T3">INT</text:span><text:span text:style-name="T2">): chiave che identifica la carta di tipo risorsa. <text:s/></text:span></text:p>
            <text:p><text:span text:style-name="T1">Tipo</text:span><text:span text:style-name="T2">(</text:span><text:span text:style-name="T3">VARCHAR</text:span><text:span text:style-name="T2">): indica la tipologia della carta risors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Risorsa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table-cell table:style-name="ce4" office:value-type="string" table:number-columns-spanned="3" table:number-rows-spanned="3">
            <text:p>CARTESVILUPP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o di carte che permettono</text:p>
            <text:p>di fare delle azioni di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Sviluppo</text:span><text:span text:style-name="T2">(</text:span><text:span text:style-name="T3">INT</text:span><text:span text:style-name="T2">): chiave che identifica la carta di tipo sviluppo. </text:span><text:span text:style-name="T1">idCartaProgresso</text:span><text:span text:style-name="T2">(</text:span><text:span text:style-name="T3">INT</text:span><text:span text:style-name="T2">): chiave che indica la specializzazione "progresso" della carta.</text:span></text:p>
            <text:p><text:span text:style-name="T1">idCartaPuntoVittoria</text:span><text:span text:style-name="T2">(</text:span><text:span text:style-name="T3">INT</text:span><text:span text:style-name="T2">): chiave che indica la specializzazione "punto vittoria" della carta.</text:span></text:p>
            <text:p><text:span text:style-name="T1">idCartaCavaliere</text:span><text:span text:style-name="T2">(</text:span><text:span text:style-name="T3">INT</text:span><text:span text:style-name="T2">): chiave che indica la specializzazione "cavaliere" della cart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Sviluppo</text:p>
          </table:table-cell>
          <table:covered-table-cell table:number-columns-repeated="2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table-cell table:style-name="ce4" office:value-type="string" table:number-columns-spanned="3" table:number-rows-spanned="3">
            <text:p>CARTEPROGRESS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o di carte che permettono</text:p>
            <text:p>ai giocatori di progredire nel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Progresso</text:span><text:span text:style-name="T2">(</text:span><text:span text:style-name="T3">INT</text:span><text:span text:style-name="T2">): chiave che identifica</text:span></text:p>
            <text:p><text:span text:style-name="T2">la carta di tipo progress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Progresso</text:p>
          </table:table-cell>
          <table:covered-table-cell table:number-columns-repeated="2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table-cell table:style-name="ce4" office:value-type="string" table:number-columns-spanned="3" table:number-rows-spanned="3">
            <text:p>CARTEPUNTOVITTORIA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i di carte che rappresentano</text:p>
            <text:p>i punti da accumulare per vincere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PuntoVittoria</text:span><text:span text:style-name="T2">(</text:span><text:span text:style-name="T3">INT</text:span><text:span text:style-name="T2">): chiave che identifica</text:span></text:p>
            <text:p><text:span text:style-name="T2">la carta di tipo punto vittori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PuntoVittoria</text:p>
          </table:table-cell>
          <table:covered-table-cell table:number-columns-repeated="2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table-cell table:style-name="ce4" office:value-type="string" table:number-columns-spanned="3" table:number-rows-spanned="3">
            <text:p>CARTACAVALIER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i di carte che rappresentano</text:p>
            <text:p>i cavalieri del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Cavaliere</text:span><text:span text:style-name="T2">(</text:span><text:span text:style-name="T3">INT</text:span><text:span text:style-name="T2">): chiave che indentifica</text:span></text:p>
            <text:p><text:span text:style-name="T2">la carta di tipo cavalier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Cavaliere</text:p>
          </table:table-cell>
          <table:covered-table-cell table:number-columns-repeated="2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TURNI</text:p>
          </table:table-cell>
          <table:covered-table-cell table:number-columns-repeated="2" table:style-name="ce3"/>
          <table:table-cell table:style-name="ce4" office:value-type="string" table:number-columns-spanned="3" table:number-rows-spanned="3">
            <text:p>Elenco di carte presenti in un turn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artaTurno</text:span><text:span text:style-name="T2">(</text:span><text:span text:style-name="T3">INT</text:span><text:span text:style-name="T2">): chiave che identifica</text:span></text:p>
            <text:p><text:span text:style-name="T2">l'elenco di carte presenti in determinati turni.</text:span></text:p>
            <text:p><text:span text:style-name="T1">idTurno</text:span><text:span text:style-name="T2">(</text:span><text:span text:style-name="T3">INT</text:span><text:span text:style-name="T2">): chiave che identifica il turno in cui sono presenti determinate carte. <text:s/></text:span><text:span text:style-name="T1">idCarta</text:span><text:span text:style-name="T2">(</text:span><text:span text:style-name="T3">INT</text:span><text:span text:style-name="T2">): chiave che identifica la carta presente in un determinato turn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artaTurno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LANCIDAD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Dadi lanciati dai giocatori</text:p>
            <text:p>all'inizio del proprio turn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LancioDadi</text:span><text:span text:style-name="T2">(</text:span><text:span text:style-name="T3">INT</text:span><text:span text:style-name="T2">): chiave che identifica il lancio di dati effettuato in un determinato giro di un determinato turno.</text:span></text:p>
            <text:p><text:span text:style-name="T1">Dado_uno</text:span><text:span text:style-name="T2">(</text:span><text:span text:style-name="T3">INT</text:span><text:span text:style-name="T2">): valore uscito dal primo dei due dadi lanciati. </text:span><text:span text:style-name="T1">Dado_due</text:span><text:span text:style-name="T2">(</text:span><text:span text:style-name="T3">INT</text:span><text:span text:style-name="T2">): valore uscito dal secondo dei due dadi lanciati. </text:span><text:span text:style-name="T1">idTurno</text:span><text:span text:style-name="T2">(</text:span><text:span text:style-name="T3">INT</text:span><text:span text:style-name="T2">): chiave del turno in cui viene effettuato il lancio dei dadi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LancioDadi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8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ITTACOLONI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menti di gioco che rappresentano</text:p>
            <text:p>i possedimenti di un giocatore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CittàColonia</text:span><text:span text:style-name="T2">(</text:span><text:span text:style-name="T3">INT</text:span><text:span text:style-name="T2">): chiave che identifica la colonia o città posseduta da un giocatore in una partita. </text:span><text:span text:style-name="T1">idVertice</text:span><text:span text:style-name="T2">(</text:span><text:span text:style-name="T3">INT</text:span><text:span text:style-name="T2">): chiave che indica il vertice della mappa su cui è presente la città/colonia. </text:span><text:span text:style-name="T1">aggiornataDalTurno</text:span><text:span text:style-name="T2">(</text:span><text:span text:style-name="T3">INT</text:span><text:span text:style-name="T2">): è un dato che indica in quale turno è avvenuto il passaggio da colonia a città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ittàColonia</text:p>
          </table:table-cell>
          <table:covered-table-cell table:number-columns-repeated="2" table:style-name="ce3"/>
          <table:table-cell table:number-columns-repeated="1011"/>
        </table:table-row>
        <table:table-row table:style-name="ro6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9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 table:visibility="collapse">
          <table:table-cell/>
          <table:table-cell table:style-name="ce4" office:value-type="string" table:number-columns-spanned="3" table:number-rows-spanned="3">
            <text:p>CITTÀ</text:p>
          </table:table-cell>
          <table:covered-table-cell table:number-columns-repeated="2" table:style-name="ce3"/>
          <table:table-cell table:style-name="ce4" office:value-type="string" table:number-columns-spanned="3" table:number-rows-spanned="3">
            <text:p>Sviluppo di una colonia</text:p>
          </table:table-cell>
          <table:covered-table-cell table:number-columns-repeated="2" table:style-name="ce3"/>
          <table:table-cell table:style-name="ce9" office:value-type="string" table:number-columns-spanned="3" table:number-rows-spanned="3">
            <text:p>idCittà<text:span text:style-name="T4">(</text:span><text:span text:style-name="T5">INT</text:span><text:span text:style-name="T4">): chiave che identifica il possedimento</text:span></text:p>
            <text:p><text:span text:style-name="T4">di un giocatore di tipo città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ittà</text:p>
          </table:table-cell>
          <table:covered-table-cell table:number-columns-repeated="2" table:style-name="ce3"/>
          <table:table-cell table:number-columns-repeated="1011"/>
        </table:table-row>
        <table:table-row table:style-name="ro5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 table:visibility="collapse">
          <table:table-cell/>
          <table:table-cell table:style-name="ce4" office:value-type="string" table:number-columns-spanned="3" table:number-rows-spanned="3">
            <text:p>COLONI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Tipi di possedimenti primitivi</text:p>
            <text:p><text:s/>di un giocatore</text:p>
          </table:table-cell>
          <table:covered-table-cell table:number-columns-repeated="2" table:style-name="ce3"/>
          <table:table-cell table:style-name="ce9" office:value-type="string" table:number-columns-spanned="3" table:number-rows-spanned="3">
            <text:p>idColonia<text:span text:style-name="T4">(</text:span><text:span text:style-name="T5">INT</text:span><text:span text:style-name="T4">): chiave che identifica il possedimento</text:span></text:p>
            <text:p><text:span text:style-name="T4">di un giocatore di tipo coloni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olonia</text:p>
          </table:table-cell>
          <table:covered-table-cell table:number-columns-repeated="2" table:style-name="ce3"/>
          <table:table-cell table:number-columns-repeated="1011"/>
        </table:table-row>
        <table:table-row table:style-name="ro5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0">
          <table:table-cell/>
          <table:table-cell table:style-name="ce4" office:value-type="string" table:number-columns-spanned="3" table:number-rows-spanned="3">
            <text:p>STRAD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mento di gioco che collega</text:p>
            <text:p>i possidementi dei giocatori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trada</text:span><text:span text:style-name="T2">(</text:span><text:span text:style-name="T3">INT</text:span><text:span text:style-name="T2">): chiave che identifica la strada posseduta da un giocatore in una partita. </text:span><text:span text:style-name="T1">idCittàColoniaPrec</text:span><text:span text:style-name="T2">(</text:span><text:span text:style-name="T3">INT</text:span><text:span text:style-name="T2">): chiave che identifica la città/colonia posta precedentemente alla strada identificata con la chiave primaria.</text:span></text:p>
            <text:p><text:span text:style-name="T1">idLato</text:span><text:span text:style-name="T2">(</text:span><text:span text:style-name="T3">INT</text:span><text:span text:style-name="T2">): chiave che identifica il lato di un esagono della mappa su cui giace la strada. </text:span><text:span text:style-name="T1">idCittàColoniaSucc</text:span><text:span text:style-name="T2">(</text:span><text:span text:style-name="T3">INT</text:span><text:span text:style-name="T2">): chiave che identifica il possedimento città/colonia di un giocatore posto successivamente alla strada identificata con la chiave primari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trada</text:p>
          </table:table-cell>
          <table:covered-table-cell table:number-columns-repeated="2" table:style-name="ce3"/>
          <table:table-cell table:number-columns-repeated="1011"/>
        </table:table-row>
        <table:table-row table:style-name="ro11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BRIGANT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mento di gioco che blocca</text:p>
            <text:p>la creazione di risorse di un territori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Brigante</text:span><text:span text:style-name="T2">(</text:span><text:span text:style-name="T3">INT</text:span><text:span text:style-name="T2">): chiave che identifica il brigante di una partita.</text:span></text:p>
            <text:p><text:span text:style-name="T1">idEsagono</text:span><text:span text:style-name="T2">(</text:span><text:span text:style-name="T3">INT</text:span><text:span text:style-name="T2">): chiave che identifica l'esagono su cui è posto il brigante. </text:span><text:span text:style-name="T1">idTurno</text:span><text:span text:style-name="T2">(</text:span><text:span text:style-name="T3">INT</text:span><text:span text:style-name="T2">): chiave che indica il turno in cui è presente il brigant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Brigante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GIOCATOR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Persone che prendono parte</text:p>
            <text:p><text:s/>a sessioni di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Giocatore</text:span><text:span text:style-name="T2">(</text:span><text:span text:style-name="T3">INT</text:span><text:span text:style-name="T2">): chiave che identifica la persona</text:span></text:p>
            <text:p><text:span text:style-name="T2">che partecipa alle sessioni di gioco. </text:span><text:span text:style-name="T1">Età</text:span><text:span text:style-name="T2">(</text:span><text:span text:style-name="T3">INT</text:span><text:span text:style-name="T2">): valore che indica l'età del giocator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Giocatore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PARTIT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Sessioni di gioco in cui</text:p>
            <text:p>i giocatori si sfidan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Partita</text:span><text:span text:style-name="T2">(</text:span><text:span text:style-name="T3">INT</text:span><text:span text:style-name="T2">): chiave che indica</text:span></text:p>
            <text:p><text:span text:style-name="T2">una sessione di gioco. </text:span><text:span text:style-name="T1">Data</text:span><text:span text:style-name="T2">(</text:span><text:span text:style-name="T3">DATE</text:span><text:span text:style-name="T2">): indica il giorno in cui si compie la partita. </text:span><text:span text:style-name="T1">Durata</text:span><text:span text:style-name="T2">(</text:span><text:span text:style-name="T3">INT</text:span><text:span text:style-name="T2">): indica la lunghezza in termini di minuti della partit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Partita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5">
          <table:table-cell/>
          <table:table-cell table:style-name="ce4" office:value-type="string" table:number-columns-spanned="3" table:number-rows-spanned="3">
            <text:p>ESAGON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Pezzi che compongono</text:p>
            <text:p>la mappa di gioc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Esagono</text:span><text:span text:style-name="T2">(</text:span><text:span text:style-name="T3">INT</text:span><text:span text:style-name="T2">): chiave che identifica uno degli esagoni che compongono la mappa di gioco. </text:span><text:span text:style-name="T1">Posizione</text:span><text:span text:style-name="T2">(</text:span><text:span text:style-name="T3">INT</text:span><text:span text:style-name="T2">): valore che indica il posizionamento del determinato esagono nella mappa di gioco.</text:span></text:p>
            <text:p><text:span text:style-name="T1">idEsagonoMare</text:span><text:span text:style-name="T2">(</text:span><text:span text:style-name="T3">INT</text:span><text:span text:style-name="T2">): chiave che indentifica la specializzazione di tipo "mare" dell'esagono. </text:span><text:span text:style-name="T1">idEsagonoTerreno</text:span><text:span text:style-name="T2">(</text:span><text:span text:style-name="T3">INT</text:span><text:span text:style-name="T2">): chiave che indentifica la specializzazione di tipo "terreno" dell'esagono.</text:span></text:p>
            <text:p><text:span text:style-name="T1">idPartita</text:span><text:span text:style-name="T2">(</text:span><text:span text:style-name="T3">INT</text:span><text:span text:style-name="T2">): chiave che identifica la partita in cui è presente l'esagon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Esagono</text:p>
          </table:table-cell>
          <table:covered-table-cell table:number-columns-repeated="2" table:style-name="ce3"/>
          <table:table-cell table:number-columns-repeated="1011"/>
        </table:table-row>
        <table:table-row table:style-name="ro16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ESAGONITERRENO</text:p>
          </table:table-cell>
          <table:covered-table-cell table:number-columns-repeated="2" table:style-name="ce3"/>
          <table:table-cell table:style-name="ce4" office:value-type="string" table:number-columns-spanned="3" table:number-rows-spanned="3">
            <text:p>Esagoni di tipo Terren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EsagonoTerreno</text:span><text:span text:style-name="T2">(</text:span><text:span text:style-name="T3">INT</text:span><text:span text:style-name="T2">): chiave che identifica</text:span></text:p>
            <text:p><text:span text:style-name="T2">l'esagono di tipo terreno. </text:span><text:span text:style-name="T1">Tipo</text:span><text:span text:style-name="T2">(</text:span><text:span text:style-name="T3">VARCHAR</text:span><text:span text:style-name="T2">): indica la tipologia dell'esagono di tipo terreno. </text:span><text:span text:style-name="T1">Numero</text:span><text:span text:style-name="T2">(INT): <text:s/>numero che rappresenta la frequenza con cui 'uscirà' quella risorsa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EsagonoTerreno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8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ESAGONIMARE</text:p>
          </table:table-cell>
          <table:covered-table-cell table:number-columns-repeated="2" table:style-name="ce3"/>
          <table:table-cell table:style-name="ce4" office:value-type="string" table:number-columns-spanned="3" table:number-rows-spanned="3">
            <text:p>Esagoni di tipo "Mare"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EsagonoMare</text:span><text:span text:style-name="T2">(</text:span><text:span text:style-name="T3">INT</text:span><text:span text:style-name="T2">): chiave che identifica l'esagono di tipo mare. </text:span><text:span text:style-name="T1">idEsagonoPorto</text:span><text:span text:style-name="T2">(</text:span><text:span text:style-name="T3">INT</text:span><text:span text:style-name="T2">): chiave che identifica la specializzazione di tipo "porto" dell'esagono mare.</text:span></text:p>
            <text:p><text:span text:style-name="T1">idEsagonoMareAperto</text:span><text:span text:style-name="T2">(</text:span><text:span text:style-name="T3">INT</text:span><text:span text:style-name="T2">): chiave che identifica la specializzazione di tipo "mare aperto" dell'esagono mar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EsagonoMare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table-cell table:style-name="ce4" office:value-type="string" table:number-columns-spanned="3" table:number-rows-spanned="3">
            <text:p>ESAGONIMAREAPERT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sagoni di tipo "Mare" che</text:p>
            <text:p>non contengono un port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EsagonoMareAperto</text:span><text:span text:style-name="T2">(</text:span><text:span text:style-name="T3">INT</text:span><text:span text:style-name="T2">): chiave che</text:span></text:p>
            <text:p><text:span text:style-name="T2">identifica l'esagono di tipo mare aper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EsagonoMareAperto</text:p>
          </table:table-cell>
          <table:covered-table-cell table:number-columns-repeated="2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5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ESAGONIPORTO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sagoni di tipo "Mare" che contengono un port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EsagonoPorto</text:span><text:span text:style-name="T2">(</text:span><text:span text:style-name="T3">INT</text:span><text:span text:style-name="T2">): chiave che identifica l'esagono di tipo porto. </text:span><text:span text:style-name="T1">RapportoScambio</text:span><text:span text:style-name="T2">(</text:span><text:span text:style-name="T3">INT</text:span><text:span text:style-name="T2">): valore che indica il rapporto che un giocatore deve rispettare per effettuare uno scambio al porto.</text:span></text:p>
            <text:p><text:span text:style-name="T1">Specializzazione</text:span><text:span text:style-name="T2">(</text:span><text:span text:style-name="T3">VARCHAR</text:span><text:span text:style-name="T2">): indica il tipo di materiale che il giocatore può recuperare dallo scambio con il por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EsagonoPorto</text:p>
          </table:table-cell>
          <table:covered-table-cell table:number-columns-repeated="2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9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 table:visibility="collapse">
          <table:table-cell/>
          <table:table-cell table:style-name="ce4" office:value-type="string" table:number-columns-spanned="3" table:number-rows-spanned="3">
            <text:p>STRADEESAGONI???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strade appartenenti ad</text:p>
            <text:p>un determinato esagono</text:p>
          </table:table-cell>
          <table:covered-table-cell table:number-columns-repeated="2" table:style-name="ce3"/>
          <table:table-cell table:style-name="ce9" office:value-type="string" table:number-columns-spanned="3" table:number-rows-spanned="3">
            <text:p>idStradaEsagono<text:span text:style-name="T4">(</text:span><text:span text:style-name="T5">INT</text:span><text:span text:style-name="T4">): chiave che identifica</text:span></text:p>
            <text:p><text:span text:style-name="T4">la relazione del numero di strade presenti in un usagono.</text:span> idStrada<text:span text:style-name="T4">(</text:span><text:span text:style-name="T5">INT</text:span><text:span text:style-name="T4">): chiave che identifica la strada presenti in un determinato esagono. </text:span>idEsagono<text:span text:style-name="T4">(</text:span><text:span text:style-name="T5">INT</text:span><text:span text:style-name="T4">): chiave che identifica l'esagono in cui sono presenti le strad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tradaEsagono</text:p>
          </table:table-cell>
          <table:covered-table-cell table:number-columns-repeated="2" table:style-name="ce3"/>
          <table:table-cell table:number-columns-repeated="1011"/>
        </table:table-row>
        <table:table-row table:style-name="ro4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2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3">
          <table:table-cell/>
          <table:table-cell table:style-name="ce4" office:value-type="string" table:number-columns-spanned="3" table:number-rows-spanned="3">
            <text:p>GIOCATORIPARTIT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i giocatori che partecipano</text:p>
            <text:p>alle partite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GiocatorePartita</text:span><text:span text:style-name="T2">(</text:span><text:span text:style-name="T3">INT</text:span><text:span text:style-name="T2">): chiave che</text:span></text:p>
            <text:p><text:span text:style-name="T2">identifica la relazione di un giocatore presente in una determinata partita. </text:span><text:span text:style-name="T1">Nickname</text:span><text:span text:style-name="T2">(</text:span><text:span text:style-name="T3">VARCHAR</text:span><text:span text:style-name="T2">): soprannome del giocatore. </text:span><text:span text:style-name="T1">idGiocatore</text:span><text:span text:style-name="T2">(</text:span><text:span text:style-name="T3">INT</text:span><text:span text:style-name="T2">): chiave che identifica il giocatore che compie partite. </text:span><text:span text:style-name="T1">idPartita</text:span><text:span text:style-name="T2">(</text:span><text:span text:style-name="T3">INT</text:span><text:span text:style-name="T2">): chiave che identifica la partita partecipata dai giocatori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GiocatorePartita</text:p>
          </table:table-cell>
          <table:covered-table-cell table:number-columns-repeated="2" table:style-name="ce3"/>
          <table:table-cell table:number-columns-repeated="1011"/>
        </table:table-row>
        <table:table-row table:style-name="ro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0" table:visibility="collapse">
          <table:table-cell/>
          <table:table-cell table:style-name="ce4" office:value-type="string" table:number-columns-spanned="3" table:number-rows-spanned="3">
            <text:p>CITTÀCOLONIEESAGONI???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colonie/città che</text:p>
            <text:p>sono presenti in determinati esagoni</text:p>
          </table:table-cell>
          <table:covered-table-cell table:number-columns-repeated="2" table:style-name="ce3"/>
          <table:table-cell table:style-name="ce9" office:value-type="string" table:number-columns-spanned="3" table:number-rows-spanned="3">
            <text:p>idCittàColoniaEsagono<text:span text:style-name="T4">(</text:span><text:span text:style-name="T5">INT</text:span><text:span text:style-name="T4">): chiave che</text:span></text:p>
            <text:p><text:span text:style-name="T4"><text:s/></text:span><text:span text:style-name="T4">identifica la relazione del numero di città presenti in un determinato esagono. </text:span>idCittàColonia<text:span text:style-name="T4">(</text:span><text:span text:style-name="T5">INT</text:span><text:span text:style-name="T4">): chiave che identifica le colonie/città presenti in un determinato esagono. </text:span>idEsagono<text:span text:style-name="T4">(</text:span><text:span text:style-name="T5">INT</text:span><text:span text:style-name="T4">): chiave che identifica l'esagono in cui si trova la colonia/città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CittàColoniaEsagono</text:p>
          </table:table-cell>
          <table:covered-table-cell table:number-columns-repeated="2" table:style-name="ce3"/>
          <table:table-cell table:number-columns-repeated="1011"/>
        </table:table-row>
        <table:table-row table:style-name="ro20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0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0">
          <table:table-cell/>
          <table:table-cell table:style-name="ce4" office:value-type="string" table:number-columns-spanned="3" table:number-rows-spanned="3">
            <text:p>TURNICITTACOLONI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colonie/città presenti in</text:p>
            <text:p>determinati turni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TurnoCittàColonia</text:span><text:span text:style-name="T2">(</text:span><text:span text:style-name="T3">INT</text:span><text:span text:style-name="T2">): chiave che</text:span></text:p>
            <text:p><text:span text:style-name="T2"><text:s/></text:span><text:span text:style-name="T2">identifica la relazione in cui esiste una colonia/città in un tuno.</text:span><text:span text:style-name="T1"> idTurno</text:span><text:span text:style-name="T2">(</text:span><text:span text:style-name="T3">INT</text:span><text:span text:style-name="T2">): chiave che identifica i turni in cui la colonia/città è presente. </text:span><text:span text:style-name="T1">idCittàColonia</text:span><text:span text:style-name="T2">(</text:span><text:span text:style-name="T3">INT</text:span><text:span text:style-name="T2">): chiave che identifica la colonia/città presente in determinati turni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TurnoCittàColonie</text:p>
          </table:table-cell>
          <table:covered-table-cell table:number-columns-repeated="2" table:style-name="ce3"/>
          <table:table-cell table:number-columns-repeated="1011"/>
        </table:table-row>
        <table:table-row table:style-name="ro20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0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table-cell table:style-name="ce4" office:value-type="string" table:number-columns-spanned="3" table:number-rows-spanned="3">
            <text:p>STRADETURN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strade presenti in</text:p>
            <text:p>determinati turni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tradaTurno</text:span><text:span text:style-name="T2">(</text:span><text:span text:style-name="T3">INT</text:span><text:span text:style-name="T2">): chiave che identifica</text:span></text:p>
            <text:p><text:span text:style-name="T2">la relazione in cui la strada è presente in un determinato turno.</text:span><text:span text:style-name="T1"> idTurno</text:span><text:span text:style-name="T2">(</text:span><text:span text:style-name="T3">INT</text:span><text:span text:style-name="T2">): chiave che identifica il turno in cui è presente una determinata strada.</text:span><text:span text:style-name="T1"> idStrada</text:span><text:span text:style-name="T2">(</text:span><text:span text:style-name="T3">INT</text:span><text:span text:style-name="T2">): chiave che identifica la strada presente in determinati turni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tradaTurno</text:p>
          </table:table-cell>
          <table:covered-table-cell table:number-columns-repeated="2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6">
          <table:table-cell/>
          <table:table-cell table:style-name="ce4" office:value-type="string" table:number-columns-spanned="3" table:number-rows-spanned="3">
            <text:p>SCAMBIOCARTERISORSEDAT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carte di tipo risorsa date</text:p>
            <text:p>da un giocatore in uno scambi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CartaRisorsaData</text:span><text:span text:style-name="T2">(</text:span><text:span text:style-name="T3">INT</text:span><text:span text:style-name="T2">): chiave che</text:span></text:p>
            <text:p><text:span text:style-name="T2"><text:s/></text:span><text:span text:style-name="T2">identifica la relazione del numero di carte di tipo risorsa date ad un determinato giocatore.</text:span><text:span text:style-name="T1"> idCartaRisorsa</text:span><text:span text:style-name="T2">(</text:span><text:span text:style-name="T3">INT</text:span><text:span text:style-name="T2">): chiave che identifica la carta data ad un giocatore. </text:span><text:span text:style-name="T1">idScambio</text:span><text:span text:style-name="T2">(</text:span><text:span text:style-name="T3">INT</text:span><text:span text:style-name="T2">): chiave che identifica lo scambio in cui le carte sono state dat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CartaRisorsaData</text:p>
          </table:table-cell>
          <table:covered-table-cell table:number-columns-repeated="2" table:style-name="ce3"/>
          <table:table-cell table:number-columns-repeated="1011"/>
        </table:table-row>
        <table:table-row table:style-name="ro20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0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table-cell table:style-name="ce5" office:value-type="string" table:number-columns-spanned="3" table:number-rows-spanned="3">
            <text:p>SCAMBIOCARTERISORSERICEVUT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i carte di tipo risorsa ricevute</text:p>
            <text:p>da un giocatore in uno scambio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ScambioCartaRisorsaRicevuta</text:span><text:span text:style-name="T2">(</text:span><text:span text:style-name="T3">INT</text:span><text:span text:style-name="T2">): chiave</text:span></text:p>
            <text:p><text:span text:style-name="T2">che identifica la relazione del numero di carte di tipo risorsa ricevute da un giocatore. </text:span><text:span text:style-name="T1">idCartaRisorsa</text:span><text:span text:style-name="T2">(</text:span><text:span text:style-name="T3">INT</text:span><text:span text:style-name="T2">): chiave che identifica la carta ricevuta da un determinato giocatore in uno scambio. </text:span><text:span text:style-name="T1">idScambio</text:span><text:span text:style-name="T2">(</text:span><text:span text:style-name="T3">INT</text:span><text:span text:style-name="T2">): chiave che identifica lo scambio in cui il giocatore riceve le cart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cambioCartaRisorsaRicevuta</text:p>
          </table:table-cell>
          <table:covered-table-cell table:number-columns-repeated="2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VERTIC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i vertici che formano gli esagoni della mappa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Vertice</text:span><text:span text:style-name="T2">(</text:span><text:span text:style-name="T3">INT</text:span><text:span text:style-name="T2">): chiave che indica</text:span></text:p>
            <text:p><text:span text:style-name="T2">il vertice di un determinato esagono della mappa. </text:span><text:span text:style-name="T1">Posizione</text:span><text:span text:style-name="T2">(</text:span><text:span text:style-name="T3">INT</text:span><text:span text:style-name="T2">): indica la posizione in cui si trova il determinato vertice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Vertice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LAT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i lati che formano gli esagoni della mappa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Lato</text:span><text:span text:style-name="T2">(</text:span><text:span text:style-name="T3">INT</text:span><text:span text:style-name="T2">): chiave che indica</text:span></text:p>
            <text:p><text:span text:style-name="T2">il lato di un determinato esagono della mappa.</text:span><text:span text:style-name="T1"> Posizione</text:span><text:span text:style-name="T2">(</text:span><text:span text:style-name="T3">INT</text:span><text:span text:style-name="T2">): <text:s/>indica la posizione in cui si trova il determinato l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Lato</text:p>
          </table:table-cell>
          <table:covered-table-cell table:number-columns-repeated="2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7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1">
          <table:table-cell/>
          <table:table-cell table:style-name="ce4" office:value-type="string" table:number-columns-spanned="3" table:number-rows-spanned="3">
            <text:p>VERTICIESAGON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i vertici che <text:s/>formano un determinato</text:p>
            <text:p>esagono della mappa</text:p>
          </table:table-cell>
          <table:covered-table-cell table:number-columns-repeated="2" table:style-name="ce3"/>
          <table:table-cell table:style-name="ce7" office:value-type="string" table:number-columns-spanned="3" table:number-rows-spanned="3">
            <text:p><text:span text:style-name="T1">idVerticeEsagono</text:span><text:span text:style-name="T2">(</text:span><text:span text:style-name="T3">INT</text:span><text:span text:style-name="T2">): chiave che indica</text:span></text:p>
            <text:p><text:span text:style-name="T2">la relazione tra un vertice ed un esagono. </text:span><text:span text:style-name="T1">idVertice</text:span><text:span text:style-name="T2">(</text:span><text:span text:style-name="T3">INT</text:span><text:span text:style-name="T2">): chiave che identifica uno dei vertici di un determinative esagono. </text:span><text:span text:style-name="T1">idEsagono</text:span><text:span text:style-name="T2">(</text:span><text:span text:style-name="T3">INT</text:span><text:span text:style-name="T2">): chiave che indica l'esagono che possiede il vertice indic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VerticeEsagono</text:p>
          </table:table-cell>
          <table:covered-table-cell table:number-columns-repeated="2" table:style-name="ce3"/>
          <table:table-cell table:number-columns-repeated="1011"/>
        </table:table-row>
        <table:table-row table:style-name="ro22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2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3">
          <table:table-cell/>
          <table:table-cell table:style-name="ce4" office:value-type="string" table:number-columns-spanned="3" table:number-rows-spanned="3">
            <text:p>LATIESAGON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i lati che <text:s/>formano un determinato</text:p>
            <text:p>esagono della mappa</text:p>
          </table:table-cell>
          <table:covered-table-cell table:number-columns-repeated="2" table:style-name="ce3"/>
          <table:table-cell table:style-name="ce10" office:value-type="string" table:number-columns-spanned="3" table:number-rows-spanned="3">
            <text:p><text:span text:style-name="T6">idLatoEsagono</text:span><text:span text:style-name="T7">(</text:span><text:span text:style-name="T8">INT</text:span><text:span text:style-name="T7">): chiave che indica</text:span></text:p>
            <text:p><text:span text:style-name="T7">la relazione tra un lato ed un esagono. </text:span><text:span text:style-name="T6">IdLato</text:span><text:span text:style-name="T7">(</text:span><text:span text:style-name="T8">INT</text:span><text:span text:style-name="T7">): chiave che identifica uno dei lati di un determinato esagono. </text:span><text:span text:style-name="T6">idEsagono</text:span><text:span text:style-name="T7">(</text:span><text:span text:style-name="T8">INT</text:span><text:span text:style-name="T7">): chiave che indica l'esagono che possiede il lato indic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LatoEsagono</text:p>
          </table:table-cell>
          <table:covered-table-cell table:number-columns-repeated="2" table:style-name="ce3"/>
          <table:table-cell table:number-columns-repeated="1011"/>
        </table:table-row>
        <table:table-row table:style-name="ro2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3">
          <table:table-cell/>
          <table:table-cell table:style-name="ce4" office:value-type="string" table:number-columns-spanned="3" table:number-rows-spanned="3">
            <text:p>VERTICILAT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lle relazioni tra i lati ed i vertici</text:p>
            <text:p>della mappa di gioco</text:p>
          </table:table-cell>
          <table:covered-table-cell table:number-columns-repeated="2" table:style-name="ce3"/>
          <table:table-cell table:style-name="ce10" office:value-type="string" table:number-columns-spanned="3" table:number-rows-spanned="3">
            <text:p><text:span text:style-name="T6">idVerticeLato</text:span><text:span text:style-name="T7">(</text:span><text:span text:style-name="T8">INT</text:span><text:span text:style-name="T7">): chiave che indica</text:span></text:p>
            <text:p><text:span text:style-name="T7">la relazione tra un vertici ed i lati che lo compongono.</text:span><text:span text:style-name="T6"> idLato</text:span><text:span text:style-name="T7">(</text:span><text:span text:style-name="T8">INT</text:span><text:span text:style-name="T7">): chiave che identifica un lato che è adiacente a un determinato vertice.</text:span><text:span text:style-name="T6"> idVertice</text:span><text:span text:style-name="T7">(</text:span><text:span text:style-name="T8">INT</text:span><text:span text:style-name="T7">): chiave che indica il vertice che è adiacente a un determinato lato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VerticeLato</text:p>
          </table:table-cell>
          <table:covered-table-cell table:number-columns-repeated="2" table:style-name="ce3"/>
          <table:table-cell table:number-columns-repeated="1011"/>
        </table:table-row>
        <table:table-row table:style-name="ro2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3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4">
          <table:table-cell/>
          <table:table-cell table:style-name="ce4" office:value-type="string" table:number-columns-spanned="3" table:number-rows-spanned="3">
            <text:p>STRADESUCCESSIVE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lle strade successive</text:p>
            <text:p>ad una determinata strada</text:p>
          </table:table-cell>
          <table:covered-table-cell table:number-columns-repeated="2" table:style-name="ce3"/>
          <table:table-cell table:style-name="ce10" office:value-type="string" table:number-columns-spanned="3" table:number-rows-spanned="3">
            <text:p><text:span text:style-name="T6">idStradaSucc</text:span><text:span text:style-name="T7">(</text:span><text:span text:style-name="T8">INT</text:span><text:span text:style-name="T7">): chiave che indica la relazione</text:span></text:p>
            <text:p><text:span text:style-name="T7">tra la strada corrente e quella successiva. </text:span><text:span text:style-name="T6">idStradaCorrente</text:span><text:span text:style-name="T7">(</text:span><text:span text:style-name="T8">INT</text:span><text:span text:style-name="T7">): chiave che indica la strada corrente. </text:span><text:span text:style-name="T6">idStradaSuccessiva</text:span><text:span text:style-name="T7">(</text:span><text:span text:style-name="T8">INT</text:span><text:span text:style-name="T7">): chiave che indica una strada successiva ad una determinata strad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tradaSucc</text:p>
          </table:table-cell>
          <table:covered-table-cell table:number-columns-repeated="2" table:style-name="ce3"/>
          <table:table-cell table:number-columns-repeated="1011"/>
        </table:table-row>
        <table:table-row table:style-name="ro16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2" table:visibility="collapse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25">
          <table:table-cell/>
          <table:table-cell table:style-name="ce4" office:value-type="string" table:number-columns-spanned="3" table:number-rows-spanned="3">
            <text:p>STRADEPRECEDENTI</text:p>
          </table:table-cell>
          <table:covered-table-cell table:number-columns-repeated="2" table:style-name="ce3"/>
          <table:table-cell table:style-name="ce6" office:value-type="string" table:number-columns-spanned="3" table:number-rows-spanned="3">
            <text:p>Elenco delle strade precedenti</text:p>
            <text:p>ad una determinata strada</text:p>
          </table:table-cell>
          <table:covered-table-cell table:number-columns-repeated="2" table:style-name="ce3"/>
          <table:table-cell table:style-name="ce10" office:value-type="string" table:number-columns-spanned="3" table:number-rows-spanned="3">
            <text:p><text:span text:style-name="T6">idStradaPrec</text:span><text:span text:style-name="T7">(</text:span><text:span text:style-name="T8">INT</text:span><text:span text:style-name="T7">): chiave che indica la relazione</text:span></text:p>
            <text:p><text:span text:style-name="T7">tra la strada corrente e quella precedente. </text:span><text:span text:style-name="T6">idStradaCorrente</text:span><text:span text:style-name="T7">(</text:span><text:span text:style-name="T8">INT</text:span><text:span text:style-name="T7">): chiave che indica la strada corrente. </text:span><text:span text:style-name="T6">idStradaPrecedente</text:span><text:span text:style-name="T7">(</text:span><text:span text:style-name="T8">INT</text:span><text:span text:style-name="T7">): chiave che indica una strada precedente ad una determinata strada.</text:span></text:p>
          </table:table-cell>
          <table:covered-table-cell table:number-columns-repeated="2" table:style-name="ce8"/>
          <table:table-cell table:style-name="ce11" office:value-type="string" table:number-columns-spanned="3" table:number-rows-spanned="3">
            <text:p>idStradaPrec</text:p>
          </table:table-cell>
          <table:covered-table-cell table:number-columns-repeated="2" table:style-name="ce3"/>
          <table:table-cell table:number-columns-repeated="1011"/>
        </table:table-row>
        <table:table-row table:style-name="ro26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4">
          <table:table-cell/>
          <table:covered-table-cell table:number-columns-repeated="6" table:style-name="ce3"/>
          <table:covered-table-cell table:number-columns-repeated="3" table:style-name="ce8"/>
          <table:covered-table-cell table:number-columns-repeated="3"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OCIAZIONI" table:style-name="ta1">
        <table:table-column table:style-name="co1" table:visibility="collapse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6" table:visibility="collapse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6" table:visibility="collapse" table:default-cell-style-name="ce1"/>
        <table:table-column table:style-name="co1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3">
            <text:p>RELAZIONI</text:p>
          </table:table-cell>
          <table:covered-table-cell table:number-columns-repeated="2" table:style-name="ce12"/>
          <table:table-cell table:style-name="ce2" office:value-type="string" table:number-columns-spanned="3" table:number-rows-spanned="3">
            <text:p>DESCRIZIONE</text:p>
          </table:table-cell>
          <table:covered-table-cell table:number-columns-repeated="2" table:style-name="ce12"/>
          <table:table-cell table:style-name="ce2" office:value-type="string" table:number-columns-spanned="3" table:number-rows-spanned="3">
            <text:p>COMPONENTI</text:p>
          </table:table-cell>
          <table:covered-table-cell table:number-columns-repeated="2" table:style-name="ce12"/>
          <table:table-cell table:style-name="ce2" office:value-type="string" table:number-columns-spanned="3" table:number-rows-spanned="3">
            <text:p>ATTRIBUTI</text:p>
          </table:table-cell>
          <table:covered-table-cell table:number-columns-repeated="2" table:style-name="ce12"/>
          <table:table-cell table:number-columns-repeated="1011"/>
        </table:table-row>
        <table:table-row table:style-name="ro27">
          <table:table-cell/>
          <table:covered-table-cell table:number-columns-repeated="12" table:style-name="ce12"/>
          <table:table-cell table:number-columns-repeated="1011"/>
        </table:table-row>
        <table:table-row table:style-name="ro28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29" table:visibility="collapse">
          <table:table-cell/>
          <table:table-cell table:style-name="ce4" office:value-type="string" table:number-columns-spanned="3" table:number-rows-spanned="3">
            <text:p>STRADEESAGONI????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Strade posizionate in un</text:p>
            <text:p>determinato esago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Strade [0…6]<text:span text:style-name="T4">: indica le strade appartenenti a determinati esagoni.</text:span></text:p>
            <text:p>Esagoni[2]<text:span text:style-name="T4">: indica gli esagoni su cui giace una determinata strada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29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29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GIOCATORI-PARTI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Elenco dei giocatori</text:p>
            <text:p>di una sessione di gioc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/><text:span text:style-name="T9">Giocatori[*]</text:span><text:span text:style-name="T1">: indica giocatori che stanno partecipando alle partite. </text:span><text:span text:style-name="T9">Partite[1..*]</text:span><text:span text:style-name="T1">: indica le partite a cui stanno partecipando i giocatori.</text:span></text:p>
          </table:table-cell>
          <table:covered-table-cell table:number-columns-repeated="2" table:style-name="ce12"/>
          <table:table-cell table:style-name="ce4" office:value-type="string" table:number-columns-spanned="3" table:number-rows-spanned="3">
            <text:p>Colore, Nickname</text:p>
          </table:table-cell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30">
          <table:table-cell/>
          <table:table-cell table:style-name="ce4" office:value-type="string" table:number-columns-spanned="3" table:number-rows-spanned="3">
            <text:p>TURNI-CITTÀCOLONI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Possedimenti presenti</text:p>
            <text:p>in un determinato tur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Turni[1..*]</text:span><text:span text:style-name="T2">: <text:s/>indica in quali turni è esistita una determinata colonia/città. </text:span><text:span text:style-name="T1">CittàColonie[*]</text:span><text:span text:style-name="T2">: indica quali colonie/città ci sono in un determinato turn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0">
          <table:table-cell/>
          <table:covered-table-cell table:number-columns-repeated="12" table:style-name="ce12"/>
          <table:table-cell table:number-columns-repeated="1011"/>
        </table:table-row>
        <table:table-row table:style-name="ro30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table-cell table:style-name="ce4" office:value-type="string" table:number-columns-spanned="3" table:number-rows-spanned="3">
            <text:p>STRADE-TURN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Strade costruite in un</text:p>
            <text:p>determinato tur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Turni[1..*]</text:span><text:span text:style-name="T2">: <text:s/>indica in quali turni è esistita una determinata strada. </text:span><text:span text:style-name="T1">Strade[*]</text:span><text:span text:style-name="T2">: indica quali strade ci sono in un determinato turn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table-cell table:style-name="ce4" office:value-type="string" table:number-columns-spanned="3" table:number-rows-spanned="3">
            <text:p>SCAMBI-CARTERISORSADA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Carte di tipo "Risorsa" date</text:p>
            <text:p>da un giocatore in uno scambi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CarteRisorsa[1..*]</text:span><text:span text:style-name="T2">: indica quante carte sono state ricevute durante lo scambio.</text:span><text:span text:style-name="T1"> Scambi[0..*]</text:span><text:span text:style-name="T2">: <text:s/>indica in quale scambio è avvenuta la transizione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CAMBI-CARTERISORSARICEVU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Carte di tipo "Risorsa" ricevute</text:p>
            <text:p>da un giocatore in uno scambi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CarteRisorsa[1..*]</text:span><text:span text:style-name="T2">: indica quante carte sono state ricevute durante lo scambio. </text:span><text:span text:style-name="T1">Scambi[0..*]</text:span><text:span text:style-name="T2">: <text:s/>indica in quale scambio è avvenuta la transizione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6" office:value-type="string" table:number-columns-spanned="3" table:number-rows-spanned="3">
            <text:p/>
            <text:p>GIOCATORI-SCAMBIGIOCATORI</text:p>
            <text:p/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Tipo di scambio effettuato</text:p>
            <text:p>tra due giocatori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Giocatore[1]</text:span><text:span text:style-name="T2">: indica quale giocatore è coinvolto in uno scambio. </text:span><text:span text:style-name="T1">ScambioGiocatori[1]</text:span><text:span text:style-name="T2">: indica in quale scambio è stato coinvolto un giocator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13">
          <table:table-cell/>
          <table:table-cell table:style-name="ce6" office:value-type="string" table:number-columns-spanned="3" table:number-rows-spanned="3">
            <text:p>CARTE-TURNI</text:p>
            <text:p/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Carte presenti nel gioco in</text:p>
            <text:p>un determinato tur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Turni[1..*]</text:span><text:span text:style-name="T2">: indica in quali turni è esistita una determinata carta.</text:span></text:p>
            <text:p><text:span text:style-name="T1">Carte[*]</text:span><text:span text:style-name="T2">: indica quali carte esistono in un determinato turn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TURNI-PARTITE</text:p>
          </table:table-cell>
          <table:covered-table-cell table:number-columns-repeated="2" table:style-name="ce12"/>
          <table:table-cell table:style-name="ce4" office:value-type="string" table:number-columns-spanned="3" table:number-rows-spanned="3">
            <text:p>Turni appartenenti ad una partita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Partite[1]</text:span><text:span text:style-name="T2">: indica la partita a cui appartengono i turni.</text:span></text:p>
            <text:p><text:span text:style-name="T1">Turni[1..*]</text:span><text:span text:style-name="T2">: indica i turni a cui appartengono a una partita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TRADE-CITTÀCOLONIEPRECEDEN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Numero di strade precedenti collegate</text:p>
            <text:p>ad una colonia/città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CittàColonie[0..1]</text:span><text:span text:style-name="T2">: indica la colonia/città precedente a una strada.</text:span></text:p>
            <text:p><text:span text:style-name="T1">Strade[*]</text:span><text:span text:style-name="T2">: indica la strada che ha una colonia/città precedente a essa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LANCIDADI-TURN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Lanci di dadi effettuati in un</text:p>
            <text:p>determinato tur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Turni[1]</text:span><text:span text:style-name="T2">: indica il turno in cui è effettuato il lancio.</text:span></text:p>
            <text:p><text:span text:style-name="T1">LanciDadi[0..1]</text:span><text:span text:style-name="T2">: quale lancio di dadi è stato effettuato in un determinato turn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TURNI-GIOCATO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Turni effettuati da un</text:p>
            <text:p>determinato giocatore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Giocatori[1]</text:span><text:span text:style-name="T2">: indica a quale giocatore appartiene il turno.</text:span></text:p>
            <text:p><text:span text:style-name="T1">Turni[*]</text:span><text:span text:style-name="T2">: indica i turni effettuati dal giocator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TURNI-BRIGANTE</text:p>
          </table:table-cell>
          <table:covered-table-cell table:number-columns-repeated="2" table:style-name="ce12"/>
          <table:table-cell table:style-name="ce4" office:value-type="string" table:number-columns-spanned="3" table:number-rows-spanned="3">
            <text:p>Turni in cui è presente il brigante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Brigante[0..1]</text:span><text:span text:style-name="T2">: indica il brigante in un determinato turno.</text:span></text:p>
            <text:p><text:span text:style-name="T1">Turni[1]</text:span><text:span text:style-name="T2">: indica il turno di gioc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ESAGONI-BRIGAN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Esagono su cui giace il brigante</text:p>
            <text:p>nelle partite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Brigante[0..1]</text:span><text:span text:style-name="T2">: indica qual è il brigante coinvolto nella relazione.</text:span></text:p>
            <text:p><text:span text:style-name="T1">Esagoni[1]</text:span><text:span text:style-name="T2">: indica su quale esagono si trova il brigant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ESAGONI-PARTITE</text:p>
          </table:table-cell>
          <table:covered-table-cell table:number-columns-repeated="2" table:style-name="ce12"/>
          <table:table-cell table:style-name="ce4" office:value-type="string" table:number-columns-spanned="3" table:number-rows-spanned="3">
            <text:p>Esagoni presenti nelle partite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Esagoni[*]</text:span><text:span text:style-name="T2">: indica quali esagoni appartengono a una partita.</text:span></text:p>
            <text:p><text:span text:style-name="T1">Partite[1]</text:span><text:span text:style-name="T2">: indica qual è la partita che ha gli esagoni coinvolti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CAMBI-TURN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Scambi effettuati in</text:p>
            <text:p>determinati turni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Scambi[*]</text:span><text:span text:style-name="T2">: indica quali scambi sono stati effettuati in un turno.</text:span></text:p>
            <text:p><text:span text:style-name="T1">Turni[1]</text:span><text:span text:style-name="T2">: indica qual è il turno in cui è stato fatto lo scambi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CAMBIPORTO-ESAGONIPORT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Scambio effettuato nel porto</text:p>
            <text:p>di un determinato esago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ScambioPorto[1]</text:span><text:span text:style-name="T2">: indica qual è lo scambio porto coinvolto nella relazione.</text:span></text:p>
            <text:p><text:span text:style-name="T1">EsagoniPorto[1]</text:span><text:span text:style-name="T2">: indica qual è l'esagono porto che è stato coinvolto nello scambi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table-cell table:style-name="ce4" office:value-type="string" table:number-columns-spanned="3" table:number-rows-spanned="3">
            <text:p>AggiornataACittà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Turno in cui è stato effettuato l'aggiornament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Turni[0..1]</text:span><text:span text:style-name="T2">: indica il turno in cui viene</text:span></text:p>
            <text:p><text:span text:style-name="T2">aggiornata la città.</text:span></text:p>
            <text:p><text:span text:style-name="T1">CittàColonie[1]</text:span><text:span text:style-name="T2">: indica qual è la colonia aggiornata a città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31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GIOCATORI-CAR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le carte appartenenti ad</text:p>
            <text:p>un determinato giocatore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Giocatori[1]</text:span><text:span text:style-name="T2">: indica il giocatore che possiede le carte.</text:span></text:p>
            <text:p><text:span text:style-name="T1">Carte[*]</text:span><text:span text:style-name="T2">: indica le carte possedute da un giocator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LATI-STRAD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Lato su cui è piazzata una strada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Lati[1]</text:span><text:span text:style-name="T2">: indica il lato su cui giace la</text:span></text:p>
            <text:p><text:span text:style-name="T2">strada. </text:span><text:span text:style-name="T1">Strade[0..1]</text:span><text:span text:style-name="T2">: la strada che è piazzata sul lato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VERTICI-CITTACOLONI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Vertice su cui è piazzata una colonia/città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Vertici[1]</text:span><text:span text:style-name="T2">: indica il vertice su cui giace</text:span></text:p>
            <text:p><text:span text:style-name="T2">la colonia/città. </text:span><text:span text:style-name="T1">CittàColonie[0..1]</text:span><text:span text:style-name="T2">: indica la colonia/città che giace sul vertic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32">
          <table:table-cell/>
          <table:table-cell table:style-name="ce4" office:value-type="string" table:number-columns-spanned="3" table:number-rows-spanned="3">
            <text:p>STRADEPRECEDENT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le strade precedenti ad una</text:p>
            <text:p>determinata strada</text:p>
          </table:table-cell>
          <table:covered-table-cell table:number-columns-repeated="2" table:style-name="ce12"/>
          <table:table-cell table:style-name="ce11" office:value-type="string" table:number-columns-spanned="3" table:number-rows-spanned="3">
            <text:p>Strade[*]<text:span text:style-name="T4">: <text:s/></text:span><text:span text:style-name="T2">strada corrente della relazione</text:span></text:p>
            <text:p>Strade[*]<text:span text:style-name="T4">: </text:span><text:span text:style-name="T2">strada precedente alla corrente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 table:visibility="collapse">
          <table:table-cell/>
          <table:table-cell table:style-name="ce4" office:value-type="string" table:number-columns-spanned="3" table:number-rows-spanned="3">
            <text:p>ESAGONIVERTIC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i vertici che formano determinati</text:p>
            <text:p>esagoni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Esagoni[3]<text:span text:style-name="T4">: indica quanti esagoni possono</text:span></text:p>
            <text:p><text:span text:style-name="T4">avere in comune uno stesso vertice. </text:span>Vertici[2..6]<text:span text:style-name="T4">: indica quanti vertici</text:span></text:p>
            <text:p><text:span text:style-name="T4">può avere un esagon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7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ESAGONI-LAT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I lati di un esagono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Lati[*]</text:span><text:span text:style-name="T2">: indica i lati di un esagono .</text:span></text:p>
            <text:p><text:span text:style-name="T1">Esagoni[*]</text:span><text:span text:style-name="T2">: indica l'esagono che ha i lati coinvolti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VERTICI-LAT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Vertici adiacenti a determinati lati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Lati[*]</text:span><text:span text:style-name="T2">: lati adiacenti a un vertice.</text:span><text:span text:style-name="T1"> Vertici[*]</text:span><text:span text:style-name="T2">: vertice che ha I lati coinvolti nella relazione adiacenti a esso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TRADE-CITTACOLONIESUCCESSIV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Numero di strade successive collegate</text:p>
            <text:p>ad una colonia/città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CittàColonie[0..1]</text:span><text:span text:style-name="T2">: indica la colonia/città successiva a una strada.</text:span></text:p>
            <text:p><text:span text:style-name="T1">Strade[*]</text:span><text:span text:style-name="T2">: indica le strade che hanno una colonia/città successive a esse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STRADESUCCESSIV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le strade precedenti/successive ad una</text:p>
            <text:p>determinata strada</text:p>
          </table:table-cell>
          <table:covered-table-cell table:number-columns-repeated="2" table:style-name="ce12"/>
          <table:table-cell table:style-name="ce7" office:value-type="string" table:number-columns-spanned="3" table:number-rows-spanned="3">
            <text:p><text:span text:style-name="T1">Strade[*]</text:span><text:span text:style-name="T2">: strada corrente coinvolta nella relazione. </text:span><text:span text:style-name="T1">Strade[*]</text:span><text:span text:style-name="T2">: strade successive alla strada corrente .</text:span></text:p>
          </table:table-cell>
          <table:covered-table-cell table:number-columns-repeated="2" table:style-name="ce12"/>
          <table:table-cell table:style-name="ce13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table-cell table:style-name="ce4" office:value-type="string" table:number-columns-spanned="3" table:number-rows-spanned="3">
            <text:p>ESAGONI-VERTIC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la relazione tra i vertici e gli esagoni</text:p>
            <text:p>che compongono la mappa di gioc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Esagoni[*]</text:span><text:span text:style-name="T1">: indica gli esagoni che contengono determinati vertici. </text:span></text:p>
            <text:p><text:span text:style-name="T9">Vertici[*]</text:span><text:span text:style-name="T1">: indica i vertici che compongono determinati esagoni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7">
          <table:table-cell/>
          <table:covered-table-cell table:number-columns-repeated="12" table:style-name="ce12"/>
          <table:table-cell table:number-columns-repeated="1011"/>
        </table:table-row>
        <table:table-row table:style-name="ro33">
          <table:table-cell/>
          <table:table-cell table:style-name="ce4" office:value-type="string" table:number-columns-spanned="3" table:number-rows-spanned="3">
            <text:p>ESAGONI-ESAGONITERREN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EsagoniTerreno è una specializzazione di Esagon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Esagoni[1]</text:span><text:span text:style-name="T1">:indica la classe generale </text:span><text:span text:style-name="T9">EsagoniTerreno[0..1]</text:span><text:span text:style-name="T1">: indica la classe specializzata. 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4">
          <table:table-cell/>
          <table:covered-table-cell table:number-columns-repeated="12" table:style-name="ce12"/>
          <table:table-cell table:number-columns-repeated="1011"/>
        </table:table-row>
        <table:table-row table:style-name="ro35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ESAGONI-ESAGONIMA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EsagoniMare è una specializzazione di Esagon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Esagoni[1]</text:span><text:span text:style-name="T1">: indica la classe generale</text:span></text:p>
            <text:p><text:span text:style-name="T1">la mappa di gioco.</text:span><text:span text:style-name="T9"> </text:span></text:p>
            <text:p><text:span text:style-name="T9">EsagoniMare[0..1]</text:span><text:span text:style-name="T1">: indica la classe specializzata 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ESAGONIMARE-ESAGONIPORT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EsagoniPorto è una specializzazione di EsagoniMa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EsagoniMare[1]</text:span><text:span text:style-name="T1">: indica la classe generale</text:span></text:p>
            <text:p><text:span text:style-name="T1"><text:s/></text:span><text:span text:style-name="T9">EsagoniPorto[0..1]</text:span><text:span text:style-name="T1">:indica la classe specializzata 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ESAGONIMARE-ESAGONIMAREAPERT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EsagoniMareAperto è una </text:p>
            <text:p>Specializzazione di EsagoniMa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EsagoniMare[1]</text:span><text:span text:style-name="T1">: indica la classe generale</text:span></text:p>
            <text:p><text:span text:style-name="T1"><text:s/></text:span><text:span text:style-name="T9">EsagoniMareAperto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SCAMBI-SCAMBIPORT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ScambiPorto è una specializzazione</text:p>
            <text:p>di Scamb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Scambi[1]</text:span><text:span text:style-name="T1">: indica la classe generale </text:span><text:span text:style-name="T9">ScambiPorto[0..1]</text:span><text:span text:style-name="T1">: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36">
          <table:table-cell/>
          <table:table-cell table:style-name="ce4" office:value-type="string" table:number-columns-spanned="3" table:number-rows-spanned="3">
            <text:p>SCAMBI-SCAMBIGIOC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ScambiGioco è una specializzazione</text:p>
            <text:p>di Scamb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Scambi[1]</text:span><text:span text:style-name="T1">: indica la classe generale </text:span><text:span text:style-name="T9">ScambiGioco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34">
          <table:table-cell/>
          <table:covered-table-cell table:number-columns-repeated="12" table:style-name="ce12"/>
          <table:table-cell table:number-columns-repeated="1011"/>
        </table:table-row>
        <table:table-row table:style-name="ro12" table:visibility="collapse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SCAMBI-SCAMBIGIOCATO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ScambiGiocatore è una tipologia</text:p>
            <text:p>di Scambi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Scambi[1]</text:span><text:span text:style-name="T1">: indica la classe generale </text:span><text:span text:style-name="T9">ScambiGiocatore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-CARTESVILUPP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CarteSviluppo è una specializzazione</text:p>
            <text:p>di Car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Carte[1]</text:span><text:span text:style-name="T1">: indica la classe generale </text:span><text:span text:style-name="T9">CarteSviluppo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-CARTERISORSA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CarteRisorsa è una specializzazione</text:p>
            <text:p>di Cart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Carte[1]</text:span><text:span text:style-name="T1">: indica la classe generale </text:span><text:span text:style-name="T9">CarteRisorsa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37">
          <table:table-cell/>
          <table:table-cell table:style-name="ce4" office:value-type="string" table:number-columns-spanned="3" table:number-rows-spanned="3">
            <text:p>CARTESVILUPPO-CARTEPROGRESS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CarteProgresso è una specializzazione</text:p>
            <text:p>di CarteSvilupp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CarteSviluppo[1]</text:span><text:span text:style-name="T1">: indica la classe generale. </text:span></text:p>
            <text:p><text:span text:style-name="T9">CarteProgresso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SVILUPPO-CARTEPUNTOVITTORIA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CartePuntoVittoria è una </text:p>
            <text:p>specializzazione di CarteSvilupp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CarteSviluppo[1]</text:span><text:span text:style-name="T1">: indica la classe generale</text:span></text:p>
            <text:p><text:span text:style-name="T1"><text:s/></text:span><text:span text:style-name="T9">CartePuntoVittoria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table-cell table:style-name="ce4" office:value-type="string" table:number-columns-spanned="3" table:number-rows-spanned="3">
            <text:p>CARTESVILUPPO-CARTECAVALIERE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Indica che CarteCavaliere è una specializzazione</text:p>
            <text:p>di CarteSviluppo</text:p>
          </table:table-cell>
          <table:covered-table-cell table:number-columns-repeated="2" table:style-name="ce12"/>
          <table:table-cell table:style-name="ce6" office:value-type="string" table:number-columns-spanned="3" table:number-rows-spanned="3">
            <text:p><text:span text:style-name="T9">CarteSviluppo[1]</text:span><text:span text:style-name="T1">: indica la classe generale</text:span></text:p>
            <text:p><text:span text:style-name="T1"><text:s/></text:span><text:span text:style-name="T9">CarteCavaliere[0..1]</text:span><text:span text:style-name="T1">: indica la classe specializzata</text:span></text:p>
          </table:table-cell>
          <table:covered-table-cell table:number-columns-repeated="2" table:style-name="ce12"/>
          <table:table-cell table:style-name="ce4" table:number-columns-spanned="3" table:number-rows-spanned="3"/>
          <table:covered-table-cell table:number-columns-repeated="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4">
          <table:table-cell/>
          <table:covered-table-cell table:number-columns-repeated="12" table:style-name="ce12"/>
          <table:table-cell table:number-columns-repeated="101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COLI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6" table:visibility="collapse" table:default-cell-style-name="ce1"/>
        <table:table-column table:style-name="co1" table:visibility="collapse" table:number-columns-repeated="3" table:default-cell-style-name="ce1"/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6" table:default-cell-style-name="ce1"/>
        <table:table-column table:style-name="co16" table:default-cell-style-name="ce1"/>
        <table:table-column table:style-name="co1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table:number-columns-spanned="3" table:number-rows-spanned="2">
            <text:p>NOME VINCOLO</text:p>
          </table:table-cell>
          <table:covered-table-cell table:number-columns-repeated="2" table:style-name="ce15"/>
          <table:table-cell table:style-name="ce14" office:value-type="string" table:number-columns-spanned="9" table:number-rows-spanned="2">
            <text:p>DESCRIZIONE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PartiteGiocator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partita può avere solo 4 giocator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olonieGiocatore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Quando viene costruita una colonia bisogna sottrarre</text:p>
            <text:p>al giocatore proprietario 1 argilla + 1 legno + 1 lana + 1 gra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ittaGiocato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Quando viene costruita una città bisogna </text:p>
            <text:p>sottrarre al Giocatore proprietario 2 grani + 3 mineral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StradeGiocator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Quando viene costruita una strada bisogna </text:p>
            <text:p>sottrarre in quel turno al giocatore <text:s/>1 argilla + 1 leg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Turni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Quando viene aggiunto un nuovo turno di un giocatore tutti gli elementi presenti nel turno precedente <text:s/>dello stesso giocatore vengono copiati in questo tur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TurniRisorse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Bisogna assegnare le risorse ai giocatori che hanno cittàColonie adiacenti agli esagoniTerreni quando la somma del lancio dei dadi è il numero dell'esagono: 1 risorsa corrispondente dell'esagonoTerreno se è una colonia e se non c'è il brigante sull'esagono o 2 risorse corrispondente dell'esagonoTerreno se è una città e se non c'è il brigante sull'esago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ScambioPorto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giocatore può effettuare uno scambioporto solo </text:p>
            <text:p>se ha una cittàcolonia su di ess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arteSviluppo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Quando viene pescata una carta bisogna sottrarre</text:p>
            <text:p>in quel turno al giocatore 1 grano + 1 lana + 1 minerale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38">
          <table:table-cell/>
          <table:table-cell table:style-name="ce16" office:value-type="string" table:number-columns-spanned="3" table:number-rows-spanned="3">
            <text:p>VincoloCancellaPartit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Se si cancella una partita, </text:p>
            <text:p>tutti i dati associati ad essa devono essere cancellat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TipoCarteRisors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Il tipo di una carta risorsa può essere: o </text:p>
            <text:p>"grano" o "argilla" o "minerale" o "legno" o "lana"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LanciDad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I valori dei dadi lanciati sono compresi tra uno e se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Giocator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L'età dei giocatore deve essere maggiore o uguale a dieci ann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EsagonoTerreno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Un esagono terreno può essere di tipo: "campo" o "montagna" o "foresta" o</text:p>
            <text:p>"pascolo" o "deserto"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<text:span text:style-name="T1">VincoloEsagonoPortoSpec</text:span>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I tipi di specializzazioni di un porto devono essere: o "Grano" o "Argilla" o</text:p>
            <text:p>"Minerale" o "legno" o "lana" o “ InputUtente”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oloreGiocato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Il colore di un giocatore deve essere: o "bianco" o </text:p>
            <text:p>"blu" o "rosso" o "arancione"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PosizioneEsagono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Il numero che indica la posizione di un esagono</text:p>
            <text:p>deve essere compreso tra zero e trantase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39">
          <table:table-cell/>
          <table:covered-table-cell table:number-columns-repeated="12" table:style-name="ce15"/>
          <table:table-cell table:number-columns-repeated="1011"/>
        </table:table-row>
        <table:table-row table:style-name="ro12">
          <table:table-cell/>
          <table:table-cell table:style-name="ce16" office:value-type="string" table:number-columns-spanned="3" table:number-rows-spanned="3">
            <text:p>VincoloMappaDefault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All'aggiunta di una nuova partita si crea </text:p>
            <text:p>Una mappa di gioco predefinita</text:p>
          </table:table-cell>
          <table:covered-table-cell table:number-columns-repeated="8" table:style-name="ce15"/>
          <table:table-cell table:number-columns-repeated="1011"/>
        </table:table-row>
        <table:table-row table:style-name="ro40">
          <table:table-cell/>
          <table:covered-table-cell table:number-columns-repeated="12" table:style-name="ce15"/>
          <table:table-cell table:number-columns-repeated="1011"/>
        </table:table-row>
        <table:table-row table:style-name="ro12" table:visibility="collapse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BriganteEsagono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Il brigante si deve trovare su un esagono terreno</text:p>
            <text:p/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3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BriganteRisors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Se su di un esagono terreno è piazzato il brigante, </text:p>
            <text:p>esso non produrrà niente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ScambioGiocato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Al termine di uno scambio, le carte risorse </text:p>
            <text:p>coinvolte devono cambiare il proprietari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EliminaTurno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Quando un turno viene eliminato anche gli </text:p>
            <text:p>elementi associati a esso devono essere eliminat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AssegnaPunto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<text:span text:style-name="T1"><text:s/></text:span><text:span text:style-name="T1">Ai giocatori verrano assegnati i punti in questo modo: 1 punto per ogni colonia posseduta,</text:span></text:p>
            <text:p><text:span text:style-name="T1"><text:s text:c="2"/></text:span><text:span text:style-name="T1">2 per ogni città posseduta, 1 punto per ogni carta punto vittoria posseduta,</text:span></text:p>
            <text:p><text:span text:style-name="T1"><text:s text:c="2"/></text:span><text:span text:style-name="T1">2 punti per chi ha giocato più carte cavaliere , almeno 3,</text:span></text:p>
            <text:p><text:span text:style-name="T1"><text:s text:c="2"/></text:span><text:span text:style-name="T1">2 punti per chi ha costruito la strada più lunga, almeno 5 segmenti consecutivi</text:span>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41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ostruzioneColonia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Una Colonia può essere costruita solo su un vertice che sia associato almeno a un esagono</text:p>
            <text:p><text:s text:c="2"/>terreno.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BriganteCavaliere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Quando viene giocata una carta cavaliere il giocatore può spostare il brigante su</text:p>
            <text:p><text:s text:c="2"/>un'altro esagono terreno e può rubare una risorsa da un giocatore che abbia piazzato una colonia o</text:p>
            <text:p><text:s text:c="2"/>città sul nuovo esago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BriganteDadi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Se la somma dei dadi è uguale a sette il giocatore che li ha lanciati può spostare il brigante su</text:p>
            <text:p><text:s text:c="2"/>un'altro esagono terreno e può rubare una risorsa da un giocatore che abbia piazzato una colonia o</text:p>
            <text:p><text:s text:c="2"/>città sul nuovo esagon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DadiGiocatore</text:p>
          </table:table-cell>
          <table:covered-table-cell table:number-columns-repeated="2" table:style-name="ce15"/>
          <table:table-cell table:style-name="ce20" office:value-type="string" table:number-columns-spanned="9" table:number-rows-spanned="3">
            <text:p>Se la somma dei dadi è uguale a sette allora i giocatori che possiedono più di sette carte ne</text:p>
            <text:p><text:s text:c="2"/>devono scartare la metà per difetto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12" table:visibility="collapse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StradeSuccessiv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strada può avere al massimo 2 strade successive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12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StradePrecedent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strada può avere al massimo 2 strade precedent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CittaColonieStradeSucc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cittàColonia può essere successiva al massimo a 3 strade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<text:span text:style-name="T1">VincoloCittaColonieStradePrec</text:span>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cittàColonia può essere precedente al massimo a 3 strade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EsagoniPartit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Gli esagoni di una partita devono essere 37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VerticiLat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vertice può essere adiacente a 2 o 3 lat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LatiVertic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lato può essere adiacente solo a due vertic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42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EsagoniVertic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esagono deve avere 6 vertic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29">
          <table:table-cell/>
          <table:table-cell table:style-name="ce16" office:value-type="string" table:number-columns-spanned="3" table:number-rows-spanned="3">
            <text:p>VincoloEsagoniLat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esagono deve avere 6 lati</text:p>
          </table:table-cell>
          <table:covered-table-cell table:number-columns-repeated="8" table:style-name="ce15"/>
          <table:table-cell table:number-columns-repeated="1011"/>
        </table:table-row>
        <table:table-row table:style-name="ro29">
          <table:table-cell/>
          <table:covered-table-cell table:number-columns-repeated="12" table:style-name="ce15"/>
          <table:table-cell table:number-columns-repeated="1011"/>
        </table:table-row>
        <table:table-row table:style-name="ro12" table:visibility="collapse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6" office:value-type="string" table:number-columns-spanned="3" table:number-rows-spanned="3">
            <text:p>VincoloCart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carta può essere o di tipo “Sviluppo” o di tipo “Risorsa”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6" office:value-type="string" table:number-columns-spanned="3" table:number-rows-spanned="3">
            <text:p>VincoloCarteSviluppo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a carta sviluppo può essere o di tipo </text:p>
            <text:p>"Progresso" o di tipo "Punto Vittoria" o di tipo "Cavaliere"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3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6" office:value-type="string" table:number-columns-spanned="3" table:number-rows-spanned="3">
            <text:p>VincoloScambi 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o scambio può essere o di tipo "Porto" </text:p>
            <text:p>o di tipo "Gioco" o di tipo "Giocatore"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6" office:value-type="string" table:number-columns-spanned="3" table:number-rows-spanned="3">
            <text:p>VincoloEsagoni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esagono può essere o di tipo "Terreno" o di tipo "Mare"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6" office:value-type="string" table:number-columns-spanned="3" table:number-rows-spanned="3">
            <text:p>VincoloEsagoniMa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Un esagono mare può essere o di tipo </text:p>
            <text:p>"Porto" o di tipo "Mare Aperto"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EsagoniNumero</text:p>
          </table:table-cell>
          <table:covered-table-cell table:number-columns-repeated="2" table:style-name="ce15"/>
          <table:table-cell table:style-name="ce21" office:value-type="string" table:number-columns-spanned="9" table:number-rows-spanned="3">
            <text:p><text:span text:style-name="T1">Un esagono ha un numero corrispondente che va da uno a dodici escludendo il sette. </text:span></text:p>
            <text:p><text:span text:style-name="T1">Un esagono di tipo "Deserto" non ha un numero assegnato.</text:span>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4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RapportoScambio</text:p>
          </table:table-cell>
          <table:covered-table-cell table:number-columns-repeated="2" table:style-name="ce15"/>
          <table:table-cell table:style-name="ce18" office:value-type="string" table:number-columns-spanned="9" table:number-rows-spanned="3">
            <text:p>Il rapporto di uno scambio può essere o di 2 o di 3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3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GiroUnicit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Turni la tupla(Giro, idGiocatore, IdPartita) è unica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3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Colo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Giocatoripartite la </text:p>
            <text:p>tupla (idpartita, colore) è unica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5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Nicknam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giocatoripartite la</text:p>
            <text:p><text:s/>tupla (idpartita, nickname) è unica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Giocator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GiocatoriPartite la </text:p>
            <text:p>tupla (idPartita, idGiocatore) è unica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VerticeCittaColonia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CittaColonie i valori della </text:p>
            <text:p>colonna idvertice sono unici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LatoStrad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Strade i valori della colonna idLato sono unici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UnicitaBrigante</text:p>
          </table:table-cell>
          <table:covered-table-cell table:number-columns-repeated="2" table:style-name="ce15"/>
          <table:table-cell table:style-name="ce16" office:value-type="string" table:number-columns-spanned="9" table:number-rows-spanned="3">
            <text:p>Nella tabella Brigante i valori della colonna idTurno sono unici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45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PosizioneColonia</text:p>
          </table:table-cell>
          <table:covered-table-cell table:number-columns-repeated="2" table:style-name="ce15"/>
          <table:table-cell table:style-name="ce19" office:value-type="string" table:number-columns-spanned="9" table:number-rows-spanned="3">
            <text:p>Una colonia può essere costruita su un vertice di un esagono </text:p>
            <text:p>solo se le altre colonie o città distano di un vertice di spazio </text:p>
          </table:table-cell>
          <table:covered-table-cell table:number-columns-repeated="8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>
          <table:table-cell/>
          <table:covered-table-cell table:number-columns-repeated="12" table:style-name="ce15"/>
          <table:table-cell table:number-columns-repeated="1011"/>
        </table:table-row>
        <table:table-row table:style-name="ro1" table:number-rows-repeated="24">
          <table:table-cell table:number-columns-repeated="1024"/>
        </table:table-row>
        <table:table-row table:style-name="ro1" table:visibility="collapse" table:number-rows-repeated="12">
          <table:table-cell table:number-columns-repeated="1024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2/09/2019</text:date>, <text:time>21:02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9-02T21:02:30.45</dc:date>
    <meta:editing-cycles>13</meta:editing-cycles>
    <meta:editing-duration>PT3H43M8S</meta:editing-duration>
    <meta:print-date>2019-09-02T20:46:52.48</meta:print-date>
    <meta:document-statistic meta:table-count="3" meta:cell-count="387" meta:object-count="0"/>
  </office:meta>
</office:document-meta>
</file>